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officeooo:rsid="000e449f" officeooo:paragraph-rsid="000e449f" style:font-size-asian="15.75pt" style:font-weight-asian="bold" style:font-size-complex="18pt" style:font-weight-complex="bold"/>
    </style:style>
    <style:style style:name="P2" style:family="paragraph" style:parent-style-name="Text_20_body">
      <style:text-properties fo:font-size="18pt" fo:font-weight="bold" officeooo:rsid="000d1fc7" officeooo:paragraph-rsid="000d1fc7" style:font-size-asian="15.75pt" style:font-weight-asian="bold" style:font-size-complex="18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d1fc7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T1" style:family="text">
      <style:text-properties officeooo:rsid="000ebb25"/>
    </style:style>
    <style:style style:name="T2" style:family="text">
      <style:text-properties officeooo:rsid="000f252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">USER MODULE- Functional Requirements</text:p>
      <text:p text:style-name="Text_20_body">Functional requirements for an online cab booking user module outline the specific features and capabilities that should be included in the user interface and experience of a cab booking application. These requirements <text:span text:style-name="T2">will</text:span> help ensure a smooth and efficient booking process for users. <text:span text:style-name="T2">Below</text:span> are some key functional requirements for user module:</text:p>
      <text:list xml:id="list2568605306" text:style-name="L1">
        <text:list-item>
          <text:p text:style-name="P3">User Registration and Profile Management:</text:p>
          <text:list>
            <text:list-item>
              <text:p text:style-name="P3">User registration with email, phone number, or social media accounts.</text:p>
            </text:list-item>
            <text:list-item>
              <text:p text:style-name="P3">Profile creation and management, including the ability to update personal information and preferences.</text:p>
            </text:list-item>
          </text:list>
        </text:list-item>
        <text:list-item>
          <text:p text:style-name="P3">Location Selection:</text:p>
          <text:list>
            <text:list-item>
              <text:p text:style-name="P3">Option to enter a pickup location manually or use GPS to detect the current location.</text:p>
            </text:list-item>
            <text:list-item>
              <text:p text:style-name="P3">Ability to save frequently used pickup and drop-off locations.</text:p>
            </text:list-item>
          </text:list>
        </text:list-item>
        <text:list-item>
          <text:p text:style-name="P3">Cab Booking:</text:p>
          <text:list>
            <text:list-item>
              <text:p text:style-name="P3">Selection of the type of cab (e.g., economy, premium, SUV).</text:p>
            </text:list-item>
            <text:list-item>
              <text:p text:style-name="P3">Display of estimated fare, ride duration, and distance.</text:p>
            </text:list-item>
            <text:list-item>
              <text:p text:style-name="P3">Choice of the number of passengers and additional options (e.g., child seats).</text:p>
            </text:list-item>
            <text:list-item>
              <text:p text:style-name="P3">Real-time availability of cabs in the vicinity.</text:p>
            </text:list-item>
            <text:list-item>
              <text:p text:style-name="P3">Confirmation of the booking with pickup and drop-off details.</text:p>
            </text:list-item>
          </text:list>
        </text:list-item>
        <text:list-item>
          <text:p text:style-name="P3">Ride Tracking:</text:p>
          <text:list>
            <text:list-item>
              <text:p text:style-name="P3">Real-time tracking of the assigned cab on a map.</text:p>
            </text:list-item>
            <text:list-item>
              <text:p text:style-name="P3">Estimated time of arrival (ETA) for the cab.</text:p>
            </text:list-item>
            <text:list-item>
              <text:p text:style-name="P3">Driver details, including name, photo, and contact information.</text:p>
            </text:list-item>
          </text:list>
        </text:list-item>
        <text:list-item>
          <text:p text:style-name="P3">Fare Calculation and Payment:</text:p>
          <text:list>
            <text:list-item>
              <text:p text:style-name="P3">Transparent fare calculation based on distance, time, and any additional charges.</text:p>
            </text:list-item>
            <text:list-item>
              <text:p text:style-name="P3">Multiple payment options, including credit/debit cards, digital wallets, and cash.</text:p>
            </text:list-item>
            <text:list-item>
              <text:p text:style-name="P3">Option to apply promo codes or discounts.</text:p>
            </text:list-item>
            <text:list-item>
              <text:p text:style-name="P3">In-app digital receipts for each ride.</text:p>
            </text:list-item>
          </text:list>
        </text:list-item>
        <text:list-item>
          <text:p text:style-name="P3">Ride History:</text:p>
          <text:list>
            <text:list-item>
              <text:p text:style-name="P3">View and access a history of previous rides, including trip details, payment receipts, and routes taken.</text:p>
            </text:list-item>
          </text:list>
        </text:list-item>
        <text:list-item>
          <text:p text:style-name="P3">Communication:</text:p>
          <text:list>
            <text:list-item>
              <text:p text:style-name="P3">Two-way messaging between the user and the driver for coordination.</text:p>
            </text:list-item>
            <text:list-item>
              <text:p text:style-name="P3">Notifications and alerts for ride confirmation, driver arrival, and other important updates.</text:p>
            </text:list-item>
          </text:list>
        </text:list-item>
        <text:list-item>
          <text:p text:style-name="P3"><text:soft-page-break/>Rating and Feedback:</text:p>
          <text:list>
            <text:list-item>
              <text:p text:style-name="P3">Ability to rate drivers and provide feedback after each ride.</text:p>
            </text:list-item>
            <text:list-item>
              <text:p text:style-name="P3">Feedback form for reporting any issues or incidents during the ride.</text:p>
            </text:list-item>
          </text:list>
        </text:list-item>
        <text:list-item>
          <text:p text:style-name="P4">Cancelation and Refund:</text:p>
          <text:list>
            <text:list-item>
              <text:p text:style-name="P3">User-friendly ride cancelation with a clear cancelation policy.</text:p>
            </text:list-item>
            <text:list-item>
              <text:p text:style-name="P3">Refund processing for canceled rides based on the company's policy.</text:p>
            </text:list-item>
          </text:list>
        </text:list-item>
        <text:list-item>
          <text:p text:style-name="P3">Help and Support:</text:p>
        </text:list-item>
      </text:list>
      <text:list xml:id="list1463283106" text:style-name="L2">
        <text:list-item>
          <text:p text:style-name="P5">Access to a help center or FAQ section.</text:p>
        </text:list-item>
        <text:list-item>
          <text:p text:style-name="P5">In-app customer support chat or contact information for assistance with issues or questions.</text:p>
        </text:list-item>
      </text:list>
      <text:list xml:id="list3966000655" text:style-name="L3">
        <text:list-item>
          <text:p text:style-name="P6">Security and Privacy:</text:p>
        </text:list-item>
      </text:list>
      <text:list xml:id="list1810717506" text:style-name="L4">
        <text:list-item>
          <text:p text:style-name="P7">Ensure data security and privacy of user information.</text:p>
        </text:list-item>
        <text:list-item>
          <text:p text:style-name="P7">Option to enable or disable location services.</text:p>
        </text:list-item>
      </text:list>
      <text:list xml:id="list3559504213" text:style-name="L5">
        <text:list-item>
          <text:p text:style-name="P8">Accessibility:</text:p>
        </text:list-item>
      </text:list>
      <text:list xml:id="list3218225175" text:style-name="L6">
        <text:list-item>
          <text:p text:style-name="P9">Ensure the app is accessible to users with disabilities, complying with accessibility standards.</text:p>
        </text:list-item>
      </text:list>
      <text:list xml:id="list437035614" text:style-name="L7">
        <text:list-item>
          <text:p text:style-name="P10">Multi-language and Multi-platform Support:</text:p>
        </text:list-item>
      </text:list>
      <text:list xml:id="list3307606816" text:style-name="L8">
        <text:list-item>
          <text:p text:style-name="P11">Support for multiple languages to cater to a diverse user base.</text:p>
        </text:list-item>
        <text:list-item>
          <text:p text:style-name="P11">Availability on various platforms, including mobile apps and a web interface.</text:p>
        </text:list-item>
      </text:list>
      <text:list xml:id="list2693914952" text:style-name="L9">
        <text:list-item>
          <text:p text:style-name="P12">In-App Ratings and Reviews:</text:p>
        </text:list-item>
      </text:list>
      <text:list xml:id="list3005045984" text:style-name="L10">
        <text:list-item>
          <text:p text:style-name="P13">Allow users to rate and review the cab booking service directly within the app.</text:p>
        </text:list-item>
      </text:list>
      <text:list xml:id="list2228851689" text:style-name="L11">
        <text:list-item>
          <text:p text:style-name="P14">Loyalty and Rewards:</text:p>
        </text:list-item>
      </text:list>
      <text:list xml:id="list3343044598" text:style-name="L12">
        <text:list-item>
          <text:p text:style-name="P15">Loyalty programs and rewards for frequent users.</text:p>
        </text:list-item>
      </text:list>
      <text:list xml:id="list304403556" text:style-name="L13">
        <text:list-item>
          <text:p text:style-name="P16">Emergency Features:</text:p>
        </text:list-item>
      </text:list>
      <text:list xml:id="list1462019541" text:style-name="L14">
        <text:list-item>
          <text:p text:style-name="P17">Quick access to emergency services or contacts.</text:p>
        </text:list-item>
        <text:list-item>
          <text:p text:style-name="P17">SOS button for emergency situations during a rid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USER MODULE :- Non-Functional Requirements</text:p>
      <text:p text:style-name="Standard"/>
      <text:p text:style-name="Standard"/>
      <text:p text:style-name="Standard"/>
      <text:p text:style-name="Text_20_body">Non-functional requirements for an online cab booking user module <text:span text:style-name="T1">are</text:span> qualities and characteristics that define the performance, security, usability, and scalability of the application. These requirements are crucial to ensure a reliable and user-friendly experience. <text:span text:style-name="T1">Below are</text:span> non-functional requirements <text:span text:style-name="T1">required for</text:span> user module:</text:p>
      <text:list xml:id="list580766801" text:style-name="L15">
        <text:list-item>
          <text:p text:style-name="P18"><text:span text:style-name="Strong_20_Emphasis">Performance</text:span>:</text:p>
          <text:list>
            <text:list-item>
              <text:p text:style-name="P18"><text:span text:style-name="Strong_20_Emphasis">Response Time</text:span>: The system should respond to user actions within a reasonable timeframe.</text:p>
            </text:list-item>
            <text:list-item>
              <text:p text:style-name="P18"><text:span text:style-name="Strong_20_Emphasis">Scalability</text:span>: The application should be able to handle a growing number of users and concurrent requests without a significant decrease in performance.</text:p>
            </text:list-item>
            <text:list-item>
              <text:p text:style-name="P18"><text:span text:style-name="Strong_20_Emphasis">Reliability</text:span>: The system should be highly available, with minimal downtime and outages.</text:p>
            </text:list-item>
          </text:list>
        </text:list-item>
        <text:list-item>
          <text:p text:style-name="P18"><text:span text:style-name="Strong_20_Emphasis">Usability</text:span>:</text:p>
          <text:list>
            <text:list-item>
              <text:p text:style-name="P18"><text:span text:style-name="Strong_20_Emphasis">User Interface (UI) Design</text:span>: The user interface should be intuitive and user-friendly, ensuring a positive user experience.</text:p>
            </text:list-item>
            <text:list-item>
              <text:p text:style-name="P18"><text:span text:style-name="Strong_20_Emphasis">Accessibility</text:span>: The application should be accessible to users with disabilities, complying with accessibility standards (e.g., WCAG).</text:p>
            </text:list-item>
          </text:list>
        </text:list-item>
        <text:list-item>
          <text:p text:style-name="P18"><text:span text:style-name="Strong_20_Emphasis">Security</text:span>:</text:p>
          <text:list>
            <text:list-item>
              <text:p text:style-name="P18"><text:span text:style-name="Strong_20_Emphasis">Data Encryption</text:span>: User data, including personal information and payment details, should be encrypted during transmission and storage.</text:p>
            </text:list-item>
            <text:list-item>
              <text:p text:style-name="P18"><text:span text:style-name="Strong_20_Emphasis">Authentication and Authorization</text:span>: Robust user authentication and authorization mechanisms to ensure that only authorized users can access the system.</text:p>
            </text:list-item>
            <text:list-item>
              <text:p text:style-name="P18"><text:span text:style-name="Strong_20_Emphasis">Data Privacy</text:span>: Adherence to data protection regulations and user consent for data usage.</text:p>
            </text:list-item>
          </text:list>
        </text:list-item>
        <text:list-item>
          <text:p text:style-name="P18"><text:span text:style-name="Strong_20_Emphasis">Scalability</text:span>:</text:p>
          <text:list>
            <text:list-item>
              <text:p text:style-name="P18"><text:span text:style-name="Strong_20_Emphasis">Load Handling</text:span>: The system should be able to handle a significant increase in user traffic during peak hours or special events.</text:p>
            </text:list-item>
          </text:list>
        </text:list-item>
        <text:list-item>
          <text:p text:style-name="P18"><text:span text:style-name="Strong_20_Emphasis">Availability</text:span>:</text:p>
          <text:list>
            <text:list-item>
              <text:p text:style-name="P18"><text:span text:style-name="Strong_20_Emphasis">High Availability</text:span>: The application should have a high uptime percentage, with a reliable hosting infrastructure and failover mechanisms.</text:p>
            </text:list-item>
          </text:list>
        </text:list-item>
        <text:list-item>
          <text:p text:style-name="P18"><text:span text:style-name="Strong_20_Emphasis">Data Integrity</text:span>:</text:p>
          <text:list>
            <text:list-item>
              <text:p text:style-name="P18"><text:span text:style-name="Strong_20_Emphasis">Data Backup and Recovery</text:span>: Regular data backups and a disaster recovery plan to ensure data integrity and availability.</text:p>
            </text:list-item>
          </text:list>
        </text:list-item>
        <text:list-item>
          <text:p text:style-name="P18"><text:span text:style-name="Strong_20_Emphasis">Compatibility</text:span>:</text:p>
          <text:list>
            <text:list-item>
              <text:p text:style-name="P18"><text:span text:style-name="Strong_20_Emphasis">Cross-Platform Compatibility</text:span>: The application should work consistently across various devices and platforms (e.g., iOS, Android, web).</text:p>
            </text:list-item>
          </text:list>
        </text:list-item>
        <text:list-item>
          <text:p text:style-name="P18"><text:span text:style-name="Strong_20_Emphasis">Localization and Internationalization</text:span>:</text:p>
          <text:list>
            <text:list-item>
              <text:p text:style-name="P18"><text:soft-page-break/><text:span text:style-name="Strong_20_Emphasis">Localization</text:span>: Support for various languages, regions, and currencies.</text:p>
            </text:list-item>
            <text:list-item>
              <text:p text:style-name="P18"><text:span text:style-name="Strong_20_Emphasis">Internationalization</text:span>: Design to accommodate local preferences and cultural differences.</text:p>
            </text:list-item>
          </text:list>
        </text:list-item>
        <text:list-item>
          <text:p text:style-name="P18"><text:span text:style-name="Strong_20_Emphasis">Performance Optimization</text:span>:</text:p>
          <text:list>
            <text:list-item>
              <text:p text:style-name="P18"><text:span text:style-name="Strong_20_Emphasis">Caching</text:span>: Implement data caching strategies to reduce load times and improve performance.</text:p>
            </text:list-item>
            <text:list-item>
              <text:p text:style-name="P18"><text:span text:style-name="Strong_20_Emphasis">Minimized Data Transfer</text:span>: Minimize the amount of data transferred between the client and server to reduce bandwidth usage and enhance performance.</text:p>
            </text:list-item>
          </text:list>
        </text:list-item>
        <text:list-item>
          <text:p text:style-name="P18"><text:span text:style-name="Strong_20_Emphasis">Regulatory Compliance</text:span>:</text:p>
          <text:list>
            <text:list-item>
              <text:p text:style-name="P18">Ensure compliance with local and international regulations, including transportation and payment industry standards.</text:p>
            </text:list-item>
          </text:list>
        </text:list-item>
        <text:list-item>
          <text:p text:style-name="P18"><text:span text:style-name="Strong_20_Emphasis">Error Handling and Logging</text:span>:</text:p>
          <text:list>
            <text:list-item>
              <text:p text:style-name="P18">Effective error handling with clear error messages and logging to track and diagnose issues.</text:p>
            </text:list-item>
          </text:list>
        </text:list-item>
        <text:list-item>
          <text:p text:style-name="P18"><text:span text:style-name="Strong_20_Emphasis">Load Testing</text:span>:</text:p>
          <text:list>
            <text:list-item>
              <text:p text:style-name="P18">Regular load testing to ensure the system can handle the expected load and identify performance bottlenecks.</text:p>
            </text:list-item>
          </text:list>
        </text:list-item>
        <text:list-item>
          <text:p text:style-name="P18"><text:span text:style-name="Strong_20_Emphasis">Security Testing</text:span>:</text:p>
          <text:list>
            <text:list-item>
              <text:p text:style-name="P18">Regular security testing (e.g., penetration testing) to identify and address vulnerabilities.</text:p>
            </text:list-item>
          </text:list>
        </text:list-item>
        <text:list-item>
          <text:p text:style-name="P18"><text:span text:style-name="Strong_20_Emphasis">User Support and Training</text:span>:</text:p>
          <text:list>
            <text:list-item>
              <text:p text:style-name="P18">Adequate training and support for users to ensure they can use the application effectively.</text:p>
            </text:list-item>
          </text:list>
        </text:list-item>
        <text:list-item>
          <text:p text:style-name="P18"><text:span text:style-name="Strong_20_Emphasis">Feedback and Improvement</text:span>:</text:p>
          <text:list>
            <text:list-item>
              <text:p text:style-name="P18">Mechanisms to collect user feedback and use it for continuous improvement of the application.</text:p>
            </text:list-item>
          </text:list>
        </text:list-item>
        <text:list-item>
          <text:p text:style-name="P18"><text:span text:style-name="Strong_20_Emphasis">Cost Efficiency</text:span>:</text:p>
          <text:list>
            <text:list-item>
              <text:p text:style-name="P18">Efficient resource usage to minimize operational costs.</text:p>
            </text:list-item>
          </text:list>
        </text:list-item>
        <text:list-item>
          <text:p text:style-name="P18"><text:span text:style-name="Strong_20_Emphasis">Third-Party Integration</text:span>:</text:p>
          <text:list>
            <text:list-item>
              <text:p text:style-name="P18">Integration with external services such as mapping and payment gateways should be seamless and reliable.</text:p>
            </text:list-item>
          </text:list>
        </text:list-item>
        <text:list-item>
          <text:p text:style-name="P18"><text:span text:style-name="Strong_20_Emphasis">User Experience Consistency</text:span>:</text:p>
          <text:list>
            <text:list-item>
              <text:p text:style-name="P18">Consistency of user experience across different modules and platforms, ensuring that users have a coherent experienc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62cm" fo:margin-right="0.55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28:49.088061367</meta:creation-date>
    <dc:date>2023-11-06T19:15:19.654288886</dc:date>
    <meta:editing-duration>PT45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97" meta:word-count="986" meta:character-count="6533" meta:non-whitespace-character-count="5737"/>
  </office:meta>
</office:document-meta>
</file>